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25-01-19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24-01-04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23-01-05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23-01-0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22-01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21-01-06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20-01-04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19-01-2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18-01-04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17-01-05 18:1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16-01-04 17:53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15-01-05 14:32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005102013801</text:p>
          </table:table-cell>
          <table:table-cell office:value-type="string" calcext:value-type="string">
            <text:p>2014-01-05 14:0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